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start" fo:text-indent="0in"/>
      <style:text-properties fo:language="en" fo:country="US"/>
    </style:style>
    <style:style style:name="P2" style:parent-style-name="Normal" style:family="paragraph">
      <style:paragraph-properties fo:text-align="start" fo:text-indent="0in"/>
      <style:text-properties fo:language="en" fo:country="US"/>
    </style:style>
    <style:style style:name="P3" style:parent-style-name="Normal" style:family="paragraph">
      <style:paragraph-properties fo:text-align="start" fo:text-indent="0in"/>
      <style:text-properties fo:language="en" fo:country="US"/>
    </style:style>
    <style:style style:name="P4" style:parent-style-name="Normal" style:family="paragraph">
      <style:paragraph-properties fo:text-align="start" fo:text-indent="0in"/>
      <style:text-properties fo:language="en" fo:country="US"/>
    </style:style>
    <style:style style:name="P5" style:parent-style-name="Normal" style:family="paragraph">
      <style:paragraph-properties fo:text-align="start" fo:text-indent="0in"/>
      <style:text-properties fo:language="en" fo:country="US"/>
    </style:style>
    <style:style style:name="P6" style:parent-style-name="Normal" style:family="paragraph">
      <style:paragraph-properties fo:text-align="start" fo:text-indent="0in"/>
      <style:text-properties fo:language="en" fo:country="US"/>
    </style:style>
    <style:style style:name="P7" style:parent-style-name="Normal" style:family="paragraph">
      <style:paragraph-properties fo:text-align="start" fo:text-indent="0in"/>
      <style:text-properties fo:language="en" fo:country="US"/>
    </style:style>
    <style:style style:name="P8" style:parent-style-name="Normal" style:family="paragraph">
      <style:paragraph-properties fo:text-align="start" fo:text-indent="0in"/>
      <style:text-properties fo:language="en" fo:country="US"/>
    </style:style>
    <style:style style:name="P9" style:parent-style-name="Normal" style:family="paragraph">
      <style:paragraph-properties fo:text-align="start" fo:text-indent="0in"/>
      <style:text-properties fo:language="en" fo:country="US"/>
    </style:style>
    <style:style style:name="P10" style:parent-style-name="Normal" style:family="paragraph">
      <style:paragraph-properties fo:text-align="start" fo:text-indent="0in"/>
      <style:text-properties fo:language="en" fo:country="US"/>
    </style:style>
    <style:style style:name="P11" style:parent-style-name="Normal" style:family="paragraph">
      <style:paragraph-properties fo:text-align="start" fo:text-indent="0in"/>
      <style:text-properties fo:language="en" fo:country="US"/>
    </style:style>
    <style:style style:name="P12" style:parent-style-name="Normal" style:family="paragraph">
      <style:paragraph-properties fo:text-align="start" fo:text-indent="0in"/>
      <style:text-properties fo:language="en" fo:country="US"/>
    </style:style>
    <style:style style:name="P13" style:parent-style-name="Normal" style:family="paragraph">
      <style:paragraph-properties fo:text-align="start" fo:text-indent="0in"/>
      <style:text-properties fo:language="en" fo:country="US"/>
    </style:style>
    <style:style style:name="P14" style:parent-style-name="Normal" style:family="paragraph">
      <style:paragraph-properties fo:text-align="start" fo:text-indent="0in"/>
    </style:style>
    <style:style style:name="T15" style:parent-style-name="DefaultParagraphFont" style:family="text">
      <style:text-properties fo:language="en" fo:country="US"/>
    </style:style>
    <style:style style:name="T16" style:parent-style-name="DefaultParagraphFont" style:family="text">
      <style:text-properties style:font-name-complex="Calibri" fo:language="en" fo:country="US"/>
    </style:style>
    <style:style style:name="P17" style:parent-style-name="Normal" style:family="paragraph">
      <style:paragraph-properties fo:text-align="start" fo:text-indent="0in"/>
      <style:text-properties style:font-name-complex="Calibri" fo:language="en" fo:country="US"/>
    </style:style>
    <style:style style:name="P18" style:parent-style-name="Normal" style:family="paragraph">
      <style:paragraph-properties style:text-autospace="none" fo:text-align="start" fo:text-indent="0in"/>
      <style:text-properties style:font-name-complex="Calibri" style:letter-kerning="false" fo:language="en" fo:country="US" fo:hyphenate="true"/>
    </style:style>
    <style:style style:name="P19" style:parent-style-name="Normal" style:family="paragraph">
      <style:paragraph-properties style:text-autospace="none" fo:text-align="start" fo:text-indent="0in"/>
      <style:text-properties style:font-name-complex="Calibri" style:letter-kerning="false" fo:language="en" fo:country="US" fo:hyphenate="true"/>
    </style:style>
    <style:style style:name="P20" style:parent-style-name="Normal" style:family="paragraph">
      <style:paragraph-properties fo:text-align="start" fo:text-indent="0in"/>
      <style:text-properties fo:language="en" fo:country="US"/>
    </style:style>
    <style:style style:name="P21" style:parent-style-name="Normal" style:family="paragraph">
      <style:paragraph-properties fo:text-indent="0in"/>
      <style:text-properties fo:language="en" fo:country="US"/>
    </style:style>
    <style:style style:name="P22" style:parent-style-name="Normal" style:family="paragraph">
      <style:paragraph-properties fo:text-indent="0in"/>
      <style:text-properties fo:language="en" fo:country="US"/>
    </style:style>
  </office:automatic-styles>
  <office:body>
    <office:text text:use-soft-page-breaks="true">
      <text:p text:style-name="P1">Our data demonstrate that midfrontal delta signals were reliably attenuated in PD-related cognition, and could be used to diagnose cognitive dysfunction in PD (Singh et al., 2023).</text:p>
      <text:p text:style-name="P2"/>
      <text:p text:style-name="P3">Attention, executive functions, and cognitive flexibility were examined with the Trial Making Test (TMT) Part A and Part B (Fodor et al., 2018).</text:p>
      <text:p text:style-name="P4"/>
      <text:p text:style-name="P5">Our data indicate that EEG is of additional value in the differential diagnosis and follow-up of patients presenting with cognitive decline (Sheorajpanday et al., 2014).</text:p>
      <text:p text:style-name="P6"/>
      <text:p text:style-name="P7">The studies on delta responses and different cognitive impairment patients also support the idea that delta responses are involved in cognitive processes (Güntekin &amp; Basar, 2016). (Aber responses heißt immer oscillation, also Vorsicht!).</text:p>
      <text:p text:style-name="P8"/>
      <text:p text:style-name="P9">These results suggest that cortical sources of resting state delta and alpha rhythms correlate with neuropsychological measures of immediate memory based on focused attention in the continuum of MCI and AD subjects (Babiloni et al., 2007).</text:p>
      <text:p text:style-name="P10"/>
      <text:p text:style-name="P11">Previous evidence has shown that resting delta and alpha EEG rhythms are abnormal in patients with AD and its potential preclinical stage (MCI). Tested hypothesis that these EEG rhythms are correlated with memory and attention in the continuum across MCI and AD (Babiloni et al., 2007).</text:p>
      <text:p text:style-name="P12"/>
      <text:p text:style-name="P13">In this study, we tested the hypothesis that cortical sources of resting EEG rhythms are correlated with attentional and/or memory functions across the continuum of subjects with MCI and AD, in line with the idea that these rhythms are an important substate of higher functions in aged people with cognitive decline (Babiloni et al., 2007).<text:s/></text:p>
      <text:p text:style-name="P14"><text:span text:style-name="T15">These results suggest that cortical sources of resting delta and alpha rhythms correlate with neuropsychological measures of immediate memory based on focused attention in the continuum of<text:s/></text:span><text:span text:style-name="T16">MCI and AD subjects (Babiloni et al., 2007).</text:span></text:p>
      <text:p text:style-name="P17"/>
      <text:p text:style-name="P18">In alignment with prior published reports, participants with AD clearly evidenced significant<text:s/>increases in the slower frequencies (Delta, Theta) and decreases in the faster frequencies<text:s/>(Alpha, Beta) in comparison to MCI and healthy controls. The MCI group on average showed a moderate increase in both Delta, Theta and Theta-to-Alpha ratio which was significant mainly at temporal channels. The results show that overall,<text:s/>PSD based changes in our proposed EEG measures in normal aging are monotonic with<text:s/>significant changes after 40 or 60 years of age whereas coherence-based measures may show</text:p>
      <text:soft-page-break/>
      <text:p text:style-name="P19">conflicting trends based on the age group. Our results showed that while the increased power in low frequencies (Delta and Theta)<text:s/>were indeed observed in the MCI group (albeit much smaller in size), the MCI group did not<text:s/>show a significant change in Alpha power or alpha peak frequency. These results point to a<text:s/>pattern of EEG changes that appears to reflect the progression of the disease that starts with<text:s/>moderate increases in power at the slow frequencies, and only in the later stages of the progression<text:s/>to AD, decreases at the faster frequencies begin to manifest. In both the MCI and AD groups, the most significant differences (smallest p-values) compared<text:s/>to healthy controls appeared in temporal areas<text:s/>(Meghdadi et al., 2021).</text:p>
      <text:p text:style-name="P20"/>
      <text:p text:style-name="P21"/>
      <text:p text:style-name="P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7:20:00Z</meta:creation-date>
    <dc:date>2024-07-31T06:50:00Z</dc:date>
    <meta:template xlink:href="Normal.dotm" xlink:type="simple"/>
    <meta:editing-cycles>7</meta:editing-cycles>
    <meta:editing-duration>PT0S</meta:editing-duration>
    <meta:user-defined meta:name="GrammarlyDocumentId">daba29ca-915b-4256-9006-464d2ed3893a</meta:user-defined>
    <meta:document-statistic meta:page-count="2" meta:paragraph-count="10" meta:word-count="492" meta:character-count="3156" meta:row-count="45" meta:non-whitespace-character-count="2673"/>
  </office:meta>
</office:document-meta>
</file>